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world</text:span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Hello world Document</dc:title>
    <dc:description>it's a very good document</dc:description>
    <dc:subject>Itools test</dc:subject>
    <meta:initial-creator>sylvain</meta:initial-creator>
    <meta:creation-date>2007-06-01T11:25:20</meta:creation-date>
    <dc:creator>sylvain</dc:creator>
    <dc:date>2007-06-03T21:26:04</dc:date>
    <meta:keyword>itools</meta:keyword>
    <meta:keyword>odt</meta:keyword>
    <meta:keyword>odf</meta:keyword>
    <dc:language>fr-FR</dc:language>
    <meta:editing-cycles>4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3"/>
  </office:meta>
</office:document-meta>
</file>